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54DB1CE5654C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857" officeooo:paragraph-rsid="001f78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93cm, 15.12cm, 7.946cm, 2.16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139cm" svg:y="1.203cm" svg:width="15.93cm" svg:height="8.096cm" draw:z-index="0"><draw:image xlink:href="Pictures/100002010000078000000438D54DB1CE5654C11B.png" xlink:type="simple" xlink:show="embed" xlink:actuate="onLoad" loext:mime-type="image/png"/></draw:frame>Fuente: https://www.plan3d.cl/covid-19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6:55:03.820531993</meta:creation-date>
    <dc:date>2021-04-14T17:12:11.482971688</dc:date>
    <meta:editing-duration>PT17M10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" meta:word-count="2" meta:character-count="39" meta:non-whitespace-character-count="38"/>
  </office:meta>
</office:document-meta>
</file>